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4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cm"/>
      <style:paragraph-properties style:writing-mode="lr-tb"/>
    </style:style>
    <style:style style:name="gr8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3" style:family="paragraph">
      <style:paragraph-properties fo:line-height="100%" fo:text-align="end"/>
    </style:style>
    <style:style style:name="P4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5" style:family="paragraph">
      <loext:graphic-properties draw:fill="none" draw:fill-color="#3465a4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T1" style:family="text">
      <style:text-properties fo:color="#3465a4" loext:opacity="100%" fo:font-size="16pt" style:font-size-asian="16pt" style:font-size-complex="16pt"/>
    </style:style>
    <style:style style:name="T2" style:family="text">
      <style:text-properties fo:color="#ea7500" loext:opacity="100%" fo:font-size="8pt" style:font-size-asian="8pt" style:font-size-complex="8pt"/>
    </style:style>
    <style:style style:name="T3" style:family="text">
      <style:text-properties fo:color="#ea7500" loext:opacity="100%"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401cm" svg:y1="0.3cm" svg:x2="2.401cm" svg:y2="2.3cm">
            <text:p/>
          </draw:line>
          <draw:line draw:style-name="gr1" draw:text-style-name="P1" draw:layer="layout" svg:x1="2.401cm" svg:y1="0.3cm" svg:x2="4.401cm" svg:y2="1.3cm">
            <text:p/>
          </draw:line>
          <draw:line draw:style-name="gr1" draw:text-style-name="P1" draw:layer="layout" svg:x1="2.401cm" svg:y1="2.3cm" svg:x2="4.401cm" svg:y2="1.3cm">
            <text:p/>
          </draw:line>
          <draw:frame draw:style-name="gr2" draw:text-style-name="P2" draw:layer="layout" svg:width="0.832cm" svg:height="0.878cm" svg:x="2.29cm" svg:y="0.365cm">
            <draw:text-box>
              <text:p><text:span text:style-name="T1">+</text:span></text:p>
            </draw:text-box>
          </draw:frame>
          <draw:frame draw:style-name="gr3" draw:text-style-name="P4" draw:layer="layout" svg:width="0.688cm" svg:height="0.878cm" svg:x="2.341cm" svg:y="1.325cm">
            <draw:text-box>
              <text:p text:style-name="P3"><text:span text:style-name="T1">-</text:span></text:p>
            </draw:text-box>
          </draw:frame>
          <draw:line draw:style-name="gr1" draw:text-style-name="P1" draw:layer="layout" svg:x1="1.901cm" svg:y1="0.8cm" svg:x2="2.401cm" svg:y2="0.8cm">
            <text:p/>
          </draw:line>
          <draw:line draw:style-name="gr1" draw:text-style-name="P1" draw:layer="layout" svg:x1="1.901cm" svg:y1="1.8cm" svg:x2="2.401cm" svg:y2="1.8cm">
            <text:p/>
          </draw:line>
          <draw:line draw:style-name="gr1" draw:text-style-name="P1" draw:layer="layout" svg:x1="4.401cm" svg:y1="1.3cm" svg:x2="4.901cm" svg:y2="1.3cm">
            <text:p/>
          </draw:line>
        </draw:g>
        <draw:line draw:style-name="gr1" draw:text-style-name="P1" draw:layer="layout" svg:x1="1.901cm" svg:y1="2.8cm" svg:x2="2.4cm" svg:y2="2.8cm">
          <text:p/>
        </draw:line>
        <draw:line draw:style-name="gr1" draw:text-style-name="P1" draw:layer="layout" svg:x1="4.901cm" svg:y1="2.8cm" svg:x2="4.901cm" svg:y2="1.3cm">
          <text:p/>
        </draw:line>
        <draw:line draw:style-name="gr1" draw:text-style-name="P1" draw:layer="layout" svg:x1="1.901cm" svg:y1="2.8cm" svg:x2="1.901cm" svg:y2="1.8cm">
          <text:p/>
        </draw:line>
        <draw:line draw:style-name="gr1" draw:text-style-name="P1" draw:layer="layout" svg:x1="0.901cm" svg:y1="0.8cm" svg:x2="1.901cm" svg:y2="0.8cm">
          <text:p/>
        </draw:line>
        <draw:line draw:style-name="gr1" draw:text-style-name="P1" draw:layer="layout" svg:x1="4.901cm" svg:y1="1.3cm" svg:x2="5.901cm" svg:y2="1.3cm">
          <text:p/>
        </draw:line>
        <draw:custom-shape draw:style-name="gr4" draw:text-style-name="P5" draw:layer="layout" svg:width="0.2cm" svg:height="0.2cm" svg:x="0.70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cm" svg:height="0.2cm" svg:x="5.901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cm" svg:height="0.2cm" svg:x="4.801cm" svg:y="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0.858cm" svg:height="0.725cm" svg:x="-0.03cm" svg:y="0.5cm">
          <draw:text-box>
            <text:p><text:span text:style-name="T2">V</text:span><text:span text:style-name="T3">IN</text:span></text:p>
          </draw:text-box>
        </draw:frame>
        <draw:frame draw:style-name="gr7" draw:text-style-name="P7" draw:layer="layout" svg:width="1.04cm" svg:height="0.725cm" svg:x="6cm" svg:y="1cm">
          <draw:text-box>
            <text:p><text:span text:style-name="T2">V</text:span><text:span text:style-name="T3">OUT</text:span></text:p>
          </draw:text-box>
        </draw:frame>
        <draw:g>
          <draw:line draw:style-name="gr8" draw:text-style-name="P1" draw:layer="layout" svg:x1="1.9cm" svg:y1="4.8cm" svg:x2="1.9cm" svg:y2="4.4cm">
            <text:p/>
          </draw:line>
          <draw:line draw:style-name="gr8" draw:text-style-name="P1" draw:layer="layout" svg:x1="1.9cm" svg:y1="4.4cm" svg:x2="2.1cm" svg:y2="4.3cm">
            <text:p/>
          </draw:line>
          <draw:line draw:style-name="gr8" draw:text-style-name="P1" draw:layer="layout" svg:x1="1.7cm" svg:y1="4.1cm" svg:x2="2.1cm" svg:y2="4.3cm">
            <text:p/>
          </draw:line>
          <draw:line draw:style-name="gr8" draw:text-style-name="P1" draw:layer="layout" svg:x1="1.7cm" svg:y1="4.1cm" svg:x2="2.1cm" svg:y2="3.9cm">
            <text:p/>
          </draw:line>
          <draw:line draw:style-name="gr8" draw:text-style-name="P1" draw:layer="layout" svg:x1="1.7cm" svg:y1="3.7cm" svg:x2="2.1cm" svg:y2="3.9cm">
            <text:p/>
          </draw:line>
          <draw:line draw:style-name="gr8" draw:text-style-name="P1" draw:layer="layout" svg:x1="1.7cm" svg:y1="3.7cm" svg:x2="2.1cm" svg:y2="3.5cm">
            <text:p/>
          </draw:line>
          <draw:line draw:style-name="gr8" draw:text-style-name="P1" draw:layer="layout" svg:x1="1.7cm" svg:y1="3.3cm" svg:x2="2.1cm" svg:y2="3.5cm">
            <text:p/>
          </draw:line>
          <draw:line draw:style-name="gr8" draw:text-style-name="P1" draw:layer="layout" svg:x1="1.7cm" svg:y1="3.3cm" svg:x2="1.9cm" svg:y2="3.2cm">
            <text:p/>
          </draw:line>
          <draw:line draw:style-name="gr8" draw:text-style-name="P1" draw:layer="layout" svg:x1="1.9cm" svg:y1="3.2cm" svg:x2="1.9cm" svg:y2="2.8cm">
            <text:p/>
          </draw:line>
        </draw:g>
        <draw:g>
          <draw:line draw:style-name="gr8" draw:text-style-name="P1" draw:layer="layout" svg:x1="2.4cm" svg:y1="2.8cm" svg:x2="2.8cm" svg:y2="2.8cm">
            <text:p/>
          </draw:line>
          <draw:line draw:style-name="gr8" draw:text-style-name="P1" draw:layer="layout" svg:x1="2.8cm" svg:y1="2.8cm" svg:x2="2.9cm" svg:y2="3cm">
            <text:p/>
          </draw:line>
          <draw:line draw:style-name="gr8" draw:text-style-name="P1" draw:layer="layout" svg:x1="3.1cm" svg:y1="2.6cm" svg:x2="2.9cm" svg:y2="3cm">
            <text:p/>
          </draw:line>
          <draw:line draw:style-name="gr8" draw:text-style-name="P1" draw:layer="layout" svg:x1="3.1cm" svg:y1="2.6cm" svg:x2="3.3cm" svg:y2="3cm">
            <text:p/>
          </draw:line>
          <draw:line draw:style-name="gr8" draw:text-style-name="P1" draw:layer="layout" svg:x1="3.5cm" svg:y1="2.6cm" svg:x2="3.3cm" svg:y2="3cm">
            <text:p/>
          </draw:line>
          <draw:line draw:style-name="gr8" draw:text-style-name="P1" draw:layer="layout" svg:x1="3.5cm" svg:y1="2.6cm" svg:x2="3.7cm" svg:y2="3cm">
            <text:p/>
          </draw:line>
          <draw:line draw:style-name="gr8" draw:text-style-name="P1" draw:layer="layout" svg:x1="3.9cm" svg:y1="2.6cm" svg:x2="3.7cm" svg:y2="3cm">
            <text:p/>
          </draw:line>
          <draw:line draw:style-name="gr8" draw:text-style-name="P1" draw:layer="layout" svg:x1="3.9cm" svg:y1="2.6cm" svg:x2="4cm" svg:y2="2.8cm">
            <text:p/>
          </draw:line>
          <draw:line draw:style-name="gr8" draw:text-style-name="P1" draw:layer="layout" svg:x1="4cm" svg:y1="2.8cm" svg:x2="4.4cm" svg:y2="2.8cm">
            <text:p/>
          </draw:line>
        </draw:g>
        <draw:line draw:style-name="gr1" draw:text-style-name="P1" draw:layer="layout" svg:x1="4.401cm" svg:y1="2.8cm" svg:x2="4.9cm" svg:y2="2.8cm">
          <text:p/>
        </draw:line>
        <draw:g>
          <draw:line draw:style-name="gr1" draw:text-style-name="P1" draw:layer="layout" svg:x1="1.5cm" svg:y1="5.1cm" svg:x2="2.3cm" svg:y2="5.1cm">
            <text:p/>
          </draw:line>
          <draw:line draw:style-name="gr1" draw:text-style-name="P1" draw:layer="layout" svg:x1="1.5cm" svg:y1="5.1cm" svg:x2="1.9cm" svg:y2="5.6cm">
            <text:p/>
          </draw:line>
          <draw:line draw:style-name="gr1" draw:text-style-name="P1" draw:layer="layout" svg:x1="1.9cm" svg:y1="5.1cm" svg:x2="1.9cm" svg:y2="4.8cm">
            <text:p/>
          </draw:line>
          <draw:line draw:style-name="gr1" draw:text-style-name="P1" draw:layer="layout" svg:x1="2.3cm" svg:y1="5.1cm" svg:x2="1.9cm" svg:y2="5.6cm">
            <text:p/>
          </draw:line>
        </draw:g>
        <draw:frame draw:style-name="gr6" draw:text-style-name="P7" draw:layer="layout" svg:width="0.858cm" svg:height="0.725cm" svg:x="1.042cm" svg:y="3.5cm">
          <draw:text-box>
            <text:p><text:span text:style-name="T2">R</text:span><text:span text:style-name="T3">i</text:span></text:p>
          </draw:text-box>
        </draw:frame>
        <draw:frame draw:style-name="gr6" draw:text-style-name="P7" draw:layer="layout" svg:width="0.858cm" svg:height="0.725cm" svg:x="2.942cm" svg:y="3cm">
          <draw:text-box>
            <text:p><text:span text:style-name="T2">R</text:span><text:span text:style-name="T3">f</text:span></text:p>
          </draw:text-box>
        </draw:frame>
        <draw:custom-shape draw:style-name="gr5" draw:text-style-name="P6" draw:layer="layout" svg:width="0.2cm" svg:height="0.2cm" svg:x="1.8cm" svg:y="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9T20:25:55.941000000</meta:creation-date>
    <dc:date>2021-08-30T09:08:45.372000000</dc:date>
    <meta:editing-duration>PT13M36S</meta:editing-duration>
    <meta:editing-cycles>4</meta:editing-cycles>
    <meta:generator>LibreOffice/7.1.4.2$Windows_X86_64 LibreOffice_project/a529a4fab45b75fefc5b6226684193eb000654f6</meta:generator>
    <meta:document-statistic meta:object-count="48"/>
  </office:meta>
</office:document-meta>
</file>